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2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Tools</text:p>
          </table:table-cell>
          <table:table-cell office:value-type="string" table:style-name="ce2">
            <text:p>optimistic</text:p>
          </table:table-cell>
          <table:table-cell office:value-type="string" table:style-name="ce2">
            <text:p>best</text:p>
          </table:table-cell>
          <table:table-cell office:value-type="string" table:style-name="ce2">
            <text:p>pessmistic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std. Deviantion</text:p>
          </table:table-cell>
          <table:table-cell office:value-type="string" table:style-name="ce2">
            <text:p>std. Error</text:p>
          </table:table-cell>
          <table:table-cell office:value-type="string" table:style-name="ce2">
            <text:p>(std. Error)²</text:p>
          </table:table-cell>
          <table:table-cell office:value-type="string" table:style-name="ce2">
            <text:p>actual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D1</text:p>
          </table:table-cell>
          <table:table-cell office:value-type="string" table:style-name="ce1">
            <text:p>3-Point-Estimat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5.333333333333334" table:formula="of:=([.D2]+4*[.E2]+[.F2])/6" table:style-name="ce1">
            <text:p>15,33333333</text:p>
          </table:table-cell>
          <table:table-cell office:value-type="float" office:value="1.3333333333333333" table:formula="of:=([.F2]-[.D2])/6" table:style-name="ce1">
            <text:p>1,333333333</text:p>
          </table:table-cell>
          <table:table-cell office:value-type="float" office:value="0.40201512610368484" table:formula="of:=[.H2]/SQRT(11)" table:style-name="ce1">
            <text:p>0,402015126</text:p>
          </table:table-cell>
          <table:table-cell office:value-type="float" office:value="0.16161616161616163" table:formula="of:=[.I2]*[.I2]" table:style-name="ce1">
            <text:p>0,161616162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2</text:p>
          </table:table-cell>
          <table:table-cell office:value-type="string" table:style-name="ce1">
            <text:p>Analyse curve.mat</text:p>
          </table:table-cell>
          <table:table-cell office:value-type="string" table:style-name="ce1">
            <text:p>MATLAB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31.666666666666668" table:formula="of:=([.D3]+4*[.E3]+[.F3])/6" table:style-name="ce1">
            <text:p>31,66666667</text:p>
          </table:table-cell>
          <table:table-cell office:value-type="float" office:value="5" table:formula="of:=([.F3]-[.D3])/6" table:style-name="ce1">
            <text:p>5</text:p>
          </table:table-cell>
          <table:table-cell office:value-type="float" office:value="1.507556722888818" table:formula="of:=[.H3]/SQRT(11)" table:style-name="ce1">
            <text:p>1,507556723</text:p>
          </table:table-cell>
          <table:table-cell office:value-type="float" office:value="25" table:formula="of:=[.H3]*[.H3]" table:style-name="ce1">
            <text:p>25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3</text:p>
          </table:table-cell>
          <table:table-cell office:value-type="string" table:style-name="ce1">
            <text:p>driving model (driving distance for wheel)</text:p>
          </table:table-cell>
          <table:table-cell office:value-type="string" table:style-name="ce1">
            <text:p>SIMULINK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45" table:formula="of:=([.D4]+4*[.E4]+[.F4])/6" table:style-name="ce1">
            <text:p>45</text:p>
          </table:table-cell>
          <table:table-cell office:value-type="float" office:value="5" table:formula="of:=([.F4]-[.D4])/6" table:style-name="ce1">
            <text:p>5</text:p>
          </table:table-cell>
          <table:table-cell office:value-type="float" office:value="1.507556722888818" table:formula="of:=[.H4]/SQRT(11)" table:style-name="ce1">
            <text:p>1,507556723</text:p>
          </table:table-cell>
          <table:table-cell office:value-type="float" office:value="25" table:formula="of:=[.H4]*[.H4]" table:style-name="ce1">
            <text:p>25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4</text:p>
          </table:table-cell>
          <table:table-cell office:value-type="string" table:style-name="ce1">
            <text:p>Tire pressure monitoring</text:p>
          </table:table-cell>
          <table:table-cell office:value-type="string" table:style-name="ce1">
            <text:p>SIMULINK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30.833333333333332" table:formula="of:=([.D5]+4*[.E5]+[.F5])/6" table:style-name="ce1">
            <text:p>30,83333333</text:p>
          </table:table-cell>
          <table:table-cell office:value-type="float" office:value="4.166666666666667" table:formula="of:=([.F5]-[.D5])/6" table:style-name="ce1">
            <text:p>4,166666667</text:p>
          </table:table-cell>
          <table:table-cell office:value-type="float" office:value="1.2562972690740153" table:formula="of:=[.H5]/SQRT(11)" table:style-name="ce1">
            <text:p>1,256297269</text:p>
          </table:table-cell>
          <table:table-cell office:value-type="float" office:value="17.361111111111114" table:formula="of:=[.H5]*[.H5]" table:style-name="ce1">
            <text:p>17,36111111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5</text:p>
          </table:table-cell>
          <table:table-cell office:value-type="string" table:style-name="ce1">
            <text:p>Random number generator</text:p>
          </table:table-cell>
          <table:table-cell office:value-type="string" table:style-name="ce1">
            <text:p>MATLAB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32.5" table:formula="of:=([.D6]+4*[.E6]+[.F6])/6" table:style-name="ce1">
            <text:p>32,5</text:p>
          </table:table-cell>
          <table:table-cell office:value-type="float" office:value="7.5" table:formula="of:=([.F6]-[.D6])/6" table:style-name="ce1">
            <text:p>7,5</text:p>
          </table:table-cell>
          <table:table-cell office:value-type="float" office:value="2.2613350843332274" table:formula="of:=[.H6]/SQRT(11)" table:style-name="ce1">
            <text:p>2,261335084</text:p>
          </table:table-cell>
          <table:table-cell office:value-type="float" office:value="56.25" table:formula="of:=[.H6]*[.H6]" table:style-name="ce1">
            <text:p>56,25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6</text:p>
          </table:table-cell>
          <table:table-cell office:value-type="string" table:style-name="ce1">
            <text:p>Test modell with random number generator</text:p>
          </table:table-cell>
          <table:table-cell office:value-type="string" table:style-name="ce1">
            <text:p>SIMULINK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35" table:formula="of:=([.D7]+4*[.E7]+[.F7])/6" table:style-name="ce1">
            <text:p>35</text:p>
          </table:table-cell>
          <table:table-cell office:value-type="float" office:value="5" table:formula="of:=([.F7]-[.D7])/6" table:style-name="ce1">
            <text:p>5</text:p>
          </table:table-cell>
          <table:table-cell office:value-type="float" office:value="1.507556722888818" table:formula="of:=[.H7]/SQRT(11)" table:style-name="ce1">
            <text:p>1,507556723</text:p>
          </table:table-cell>
          <table:table-cell office:value-type="float" office:value="25" table:formula="of:=[.H7]*[.H7]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7</text:p>
          </table:table-cell>
          <table:table-cell office:value-type="string" table:style-name="ce1">
            <text:p>Transfer pressure monitoring to ASCET</text:p>
          </table:table-cell>
          <table:table-cell office:value-type="string" table:style-name="ce1">
            <text:p>ASCET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60" table:formula="of:=([.D8]+4*[.E8]+[.F8])/6" table:style-name="ce1">
            <text:p>60</text:p>
          </table:table-cell>
          <table:table-cell office:value-type="float" office:value="10" table:formula="of:=([.F8]-[.D8])/6" table:style-name="ce1">
            <text:p>10</text:p>
          </table:table-cell>
          <table:table-cell office:value-type="float" office:value="3.0151134457776361" table:formula="of:=[.H8]/SQRT(11)" table:style-name="ce1">
            <text:p>3,015113446</text:p>
          </table:table-cell>
          <table:table-cell office:value-type="float" office:value="100" table:formula="of:=[.H8]*[.H8]" table:style-name="ce1">
            <text:p>10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8</text:p>
          </table:table-cell>
          <table:table-cell office:value-type="string" table:style-name="ce1">
            <text:p>Unit Test for Pressure Monitoring</text:p>
          </table:table-cell>
          <table:table-cell office:value-type="string" table:style-name="ce1">
            <text:p>ASCET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36.666666666666664" table:formula="of:=([.D9]+4*[.E9]+[.F9])/6" table:style-name="ce1">
            <text:p>36,66666667</text:p>
          </table:table-cell>
          <table:table-cell office:value-type="float" office:value="6.666666666666667" table:formula="of:=([.F9]-[.D9])/6" table:style-name="ce1">
            <text:p>6,666666667</text:p>
          </table:table-cell>
          <table:table-cell office:value-type="float" office:value="2.0100756305184242" table:formula="of:=[.H9]/SQRT(11)" table:style-name="ce1">
            <text:p>2,010075631</text:p>
          </table:table-cell>
          <table:table-cell office:value-type="float" office:value="44.44444444444445" table:formula="of:=[.H9]*[.H9]" table:style-name="ce1">
            <text:p>44,44444444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9</text:p>
          </table:table-cell>
          <table:table-cell office:value-type="string" table:style-name="ce1">
            <text:p>Implement warning function</text:p>
          </table:table-cell>
          <table:table-cell office:value-type="string" table:style-name="ce1">
            <text:p>ASCET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0" table:formula="of:=([.D10]+4*[.E10]+[.F10])/6" table:style-name="ce1">
            <text:p>20</text:p>
          </table:table-cell>
          <table:table-cell office:value-type="float" office:value="3.3333333333333335" table:formula="of:=([.F10]-[.D10])/6" table:style-name="ce1">
            <text:p>3,333333333</text:p>
          </table:table-cell>
          <table:table-cell office:value-type="float" office:value="1.0050378152592121" table:formula="of:=[.H10]/SQRT(11)" table:style-name="ce1">
            <text:p>1,005037815</text:p>
          </table:table-cell>
          <table:table-cell office:value-type="float" office:value="11.111111111111112" table:formula="of:=[.H10]*[.H10]" table:style-name="ce1">
            <text:p>11,11111111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10</text:p>
          </table:table-cell>
          <table:table-cell office:value-type="string" table:style-name="ce1">
            <text:p>Unit Tests for random number generatorr</text:p>
          </table:table-cell>
          <table:table-cell office:value-type="string" table:style-name="ce1">
            <text:p>ASCET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8.333333333333336" table:formula="of:=([.D11]+4*[.E11]+[.F11])/6" table:style-name="ce1">
            <text:p>38,33333333</text:p>
          </table:table-cell>
          <table:table-cell office:value-type="float" office:value="5" table:formula="of:=([.F11]-[.D11])/6" table:style-name="ce1">
            <text:p>5</text:p>
          </table:table-cell>
          <table:table-cell office:value-type="float" office:value="1.507556722888818" table:formula="of:=[.H11]/SQRT(11)" table:style-name="ce1">
            <text:p>1,507556723</text:p>
          </table:table-cell>
          <table:table-cell office:value-type="float" office:value="25" table:formula="of:=[.H11]*[.H11]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11</text:p>
          </table:table-cell>
          <table:table-cell office:value-type="string" table:style-name="ce1">
            <text:p>System Test for system</text:p>
          </table:table-cell>
          <table:table-cell office:value-type="string" table:style-name="ce1">
            <text:p>ASCET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60" table:formula="of:=([.D12]+4*[.E12]+[.F12])/6" table:style-name="ce1">
            <text:p>60</text:p>
          </table:table-cell>
          <table:table-cell office:value-type="float" office:value="10" table:formula="of:=([.F12]-[.D12])/6" table:style-name="ce1">
            <text:p>10</text:p>
          </table:table-cell>
          <table:table-cell office:value-type="float" office:value="3.0151134457776361" table:formula="of:=[.H12]/SQRT(11)" table:style-name="ce1">
            <text:p>3,015113446</text:p>
          </table:table-cell>
          <table:table-cell office:value-type="float" office:value="100" table:formula="of:=[.H12]*[.H12]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2">
          <table:table-cell table:number-columns-repeated="9" table:style-name="ce1"/>
          <table:table-cell office:value-type="string" table:style-name="ce3">
            <text:p>Time</text:p>
          </table:table-cell>
          <table:table-cell office:value-type="float" office:value="670" table:formula="of:=SUM([.K2:.K12])" table:style-name="ce1">
            <text:p>67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E(project)</text:p>
          </table:table-cell>
          <table:table-cell office:value-type="float" office:value="405.33333333333331" table:formula="of:=SUM([.G2:.G12])" table:style-name="ce1">
            <text:p>405,33333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E(project)</text:p>
          </table:table-cell>
          <table:table-cell office:value-type="float" office:value="20.72023848386603" table:formula="of:=SQRT(SUM([.J2:.J12]))" table:style-name="ce1">
            <text:p>20,720238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(project, best)</text:p>
          </table:table-cell>
          <table:table-cell office:value-type="float" office:value="363.89285636560123" table:formula="of:=[.B14]-2*[.B15]" table:style-name="ce1">
            <text:p>363,8928564</text:p>
          </table:table-cell>
          <table:table-cell office:value-type="float" office:value="6.0648809394266872" table:formula="of:=[.B16]/60" table:style-name="ce1">
            <text:p>6,0648809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E(project, worst)</text:p>
          </table:table-cell>
          <table:table-cell office:value-type="float" office:value="446.7738103010654" table:formula="of:=[.B14]+2*[.B15]" table:style-name="ce1">
            <text:p>446,7738103</text:p>
          </table:table-cell>
          <table:table-cell office:value-type="float" office:value="7.446230171684423" table:formula="of:=[.B17]/60" table:style-name="ce1">
            <text:p>7,44623017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bgabe</text:p>
          </table:table-cell>
          <table:table-cell office:value-type="string" table:style-name="ce1">
            <text:p>26. März</text:p>
          </table:table-cell>
          <table:table-cell table:number-columns-repeated="16382" table:style-name="ce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User</dc:creator>
    <meta:creation-date>2019-03-07T08:31:12Z</meta:creation-date>
    <dc:date>2019-03-22T12:30:00Z</dc:date>
    <meta:editing-cycles>4</meta:editing-cycles>
    <meta:editing-duration>PT0S</meta:editing-duration>
  </office:meta>
</office:document-meta>
</file>